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1000001E565E83385CA218536.png" manifest:media-type="image/png"/>
  <manifest:file-entry manifest:full-path="Pictures/100002010000012C00000220BE3EC3324554928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ans1" svg:font-family="'Liberation Sans'" style:font-family-generic="swiss"/>
    <style:font-face style:name="Liberation Sans3" svg:font-family="'Liberation Sans'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a6a6" draw:fill-color="#e8f2a1" draw:textarea-horizontal-align="justify" draw:textarea-vertical-align="middle" draw:auto-grow-height="false" fo:min-height="9.366cm" fo:min-width="21.827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cccccc" draw:textarea-horizontal-align="justify" draw:textarea-vertical-align="middle" draw:auto-grow-height="false" fo:min-height="0.694cm" fo:min-width="0.917cm"/>
    </style:style>
    <style:style style:name="gr4" style:family="graphic" style:parent-style-name="standard">
      <style:graphic-properties svg:stroke-color="#000000" draw:fill-color="#ec9ba4" draw:textarea-horizontal-align="justify" draw:textarea-vertical-align="middle" draw:auto-grow-height="false" fo:min-height="3.814cm" fo:min-width="7.737cm"/>
    </style:style>
    <style:style style:name="gr5" style:family="graphic" style:parent-style-name="standard">
      <style:graphic-properties draw:textarea-horizontal-align="justify" draw:textarea-vertical-align="middle" draw:auto-grow-height="false" fo:min-height="0.708cm" fo:min-width="0.458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3.3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svg:stroke-color="#000000" draw:fill-color="#cccccc" draw:textarea-horizontal-align="justify" draw:textarea-vertical-align="middle" draw:auto-grow-height="false" fo:min-height="0.46cm" fo:min-width="0.21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044cm" fo:min-width="0cm"/>
    </style:style>
    <style:style style:name="P1" style:family="paragraph">
      <loext:graphic-properties draw:fill-color="#e8f2a1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-color="#ec9ba4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text-properties fo:font-weight="bold"/>
    </style:style>
    <style:style style:name="P7" style:family="paragraph">
      <loext:graphic-properties draw:fill="none" draw:fill-color="#ffffff"/>
      <style:text-properties fo:font-size="32pt" fo:font-weight="bold" style:font-size-asian="32pt" style:font-size-complex="32pt"/>
    </style:style>
    <style:style style:name="P8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font-name="Liberation Sans1" fo:font-size="32pt" style:font-name-asian="Liberation Sans1" style:font-size-asian="32pt" style:font-name-complex="Liberation Sans1" style:font-size-complex="32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.327cm" svg:height="9.616cm" svg:x="5.118cm" svg:y="5.98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7cm" svg:height="2.286cm" svg:x="19.152cm" svg:y="8.42cm">
          <draw:image xlink:href="Pictures/100002010000012C00000220BE3EC33245549283.png" xlink:type="simple" xlink:show="embed" xlink:actuate="onLoad" loext:mime-type="image/png">
            <text:p/>
          </draw:image>
        </draw:frame>
        <draw:frame draw:style-name="gr2" draw:text-style-name="P2" draw:layer="layout" svg:width="2.638cm" svg:height="2.941cm" svg:x="21.47cm" svg:y="7.765cm">
          <draw:image xlink:href="Pictures/10000201000001B1000001E565E83385CA218536.png" xlink:type="simple" xlink:show="embed" xlink:actuate="onLoad" loext:mime-type="image/png">
            <text:p/>
          </draw:image>
        </draw:frame>
        <draw:custom-shape draw:style-name="gr3" draw:text-style-name="P3" draw:layer="layout" svg:width="2.833cm" svg:height="2.833cm" draw:transform="rotate (-1.5707963267949) translate (18.34cm 10.68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8.237cm" svg:height="4.064cm" svg:x="17.272cm" svg:y="10.0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354cm" svg:height="1.354cm" svg:x="7.054cm" svg:y="11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4.115cm" svg:height="1.27cm" svg:x="8.825cm" svg:y="11.466cm">
          <text:p/>
          <draw:enhanced-geometry svg:viewBox="0 0 21600 21600" draw:text-areas="0 ?f0 ?f5 ?f2" draw:type="right-arrow" draw:modifiers="13413.4110787172 8893.316519546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7" draw:layer="layout" svg:width="1.158cm" svg:height="1.508cm" svg:x="19.208cm" svg:y="8.358cm">
          <draw:text-box>
            <text:p text:style-name="P6"><text:span text:style-name="T1">+</text:span></text:p>
          </draw:text-box>
        </draw:frame>
        <draw:frame draw:style-name="gr7" draw:text-style-name="P7" draw:layer="layout" svg:width="1.158cm" svg:height="1.508cm" svg:x="22.21cm" svg:y="8.358cm">
          <draw:text-box>
            <text:p text:style-name="P6"><text:span text:style-name="T2">−</text:span></text:p>
          </draw:text-box>
        </draw:frame>
        <draw:g>
          <draw:custom-shape draw:style-name="gr8" draw:text-style-name="P3" draw:layer="layout" svg:width="1.004cm" svg:height="1.004cm" draw:transform="rotate (0.785398163397448) translate (20.533cm 12.56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0.61cm" svg:height="0.883cm" draw:transform="rotate (0.785398163397448) translate (20.247cm 12.00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" draw:text-style-name="P8" draw:layer="layout" svg:width="1.014cm" svg:height="1.276cm" svg:x="19.597cm" svg:y="10.773cm">
          <draw:text-box>
            <text:p><text:span text:style-name="T3">1</text:span></text:p>
          </draw:text-box>
        </draw:frame>
        <draw:frame draw:style-name="gr7" draw:text-style-name="P8" draw:layer="layout" svg:width="1.014cm" svg:height="1.276cm" svg:x="21.898cm" svg:y="10.773cm">
          <draw:text-box>
            <text:p><text:span text:style-name="T3">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ans1" svg:font-family="'Liberation Sans'" style:font-family-generic="swiss"/>
    <style:font-face style:name="Liberation Sans3" svg:font-family="'Liberation Sans'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2.563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0:43:45.040870796</meta:creation-date>
    <dc:date>2025-08-21T17:25:43.443160416</dc:date>
    <meta:editing-duration>P10DT23H42M37S</meta:editing-duration>
    <meta:editing-cycles>189</meta:editing-cycles>
    <meta:generator>LibreOffice/6.4.7.2$Linux_X86_64 LibreOffice_project/40$Build-2</meta:generator>
    <meta:document-statistic meta:object-count="14"/>
  </office:meta>
</office:document-meta>
</file>